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C90000020A9216D893BF5AEB56.png" manifest:media-type="image/png"/>
  <manifest:file-entry manifest:full-path="Pictures/10000201000000E900000034BA53D0B0394CD460.png" manifest:media-type="image/png"/>
  <manifest:file-entry manifest:full-path="Pictures/10000201000000810000005D9AEF4DBDE70494C6.png" manifest:media-type="image/png"/>
  <manifest:file-entry manifest:full-path="Pictures/10000201000000F100000061D48C886E5672BD15.png" manifest:media-type="image/png"/>
  <manifest:file-entry manifest:full-path="Pictures/10000201000000A3000000A85762B087070ABF95.png" manifest:media-type="image/png"/>
  <manifest:file-entry manifest:full-path="Pictures/10000201000001B3000000EADE1C2D3A00B357EC.png" manifest:media-type="image/png"/>
  <manifest:file-entry manifest:full-path="Pictures/10000000000000F10000012932B126FDE6669E32.jpg" manifest:media-type="image/jpeg"/>
  <manifest:file-entry manifest:full-path="Pictures/100002010000015A000000F0FA910931B2D1E579.png" manifest:media-type="image/png"/>
  <manifest:file-entry manifest:full-path="Pictures/10000201000000DF000000DF48D682420D2E68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rsid="039549e1" officeooo:paragraph-rsid="039549e1"/>
    </style:style>
    <style:style style:name="P8" style:family="paragraph" style:parent-style-name="Text_20_body">
      <style:text-properties officeooo:rsid="039569a8" officeooo:paragraph-rsid="039569a8"/>
    </style:style>
    <style:style style:name="P9" style:family="paragraph" style:parent-style-name="Text_20_body">
      <style:text-properties officeooo:paragraph-rsid="039569a8"/>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92d0fb"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f6697" style:font-size-asian="10pt" style:font-size-complex="10pt"/>
    </style:style>
    <style:style style:name="T8" style:family="text">
      <style:text-properties officeooo:rsid="0393b1aa"/>
    </style:style>
    <style:style style:name="T9" style:family="text">
      <style:text-properties officeooo:rsid="039549e1"/>
    </style:style>
    <style:style style:name="T10" style:family="text">
      <style:text-properties style:font-name="Liberation Serif"/>
    </style:style>
    <style:style style:name="T11" style:family="text">
      <style:text-properties style:font-name="Liberation Serif" officeooo:rsid="039549e1"/>
    </style:style>
    <style:style style:name="T12" style:family="text">
      <style:text-properties officeooo:rsid="039569a8"/>
    </style:style>
    <style:style style:name="T13"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5 Editors - Shader Editor - Header - Add Menu - Layo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5 Editors - Shader Editor - Header - Add Menu - Layou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2"/>
      <text:p text:style-name="Text_20_body"/>
      <table:table table:name="Tabelle3" table:style-name="Tabelle3">
        <table:table-column table:style-name="Tabelle3.A"/>
        <table:table-row table:style-name="TableLine1543201068768">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41cm" svg:height="0.88cm" draw:z-index="0"><draw:image xlink:href="Pictures/10000201000000E900000034BA53D0B0394CD460.png" xlink:type="simple" xlink:show="embed" xlink:actuate="onLoad" loext: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9AEF4DBDE70494C6.png" xlink:type="simple" xlink:show="embed" xlink:actuate="onLoad" loext: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216D893BF5AEB56.png" xlink:type="simple" xlink:show="embed" xlink:actuate="onLoad" loext: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32B126FDE6669E32.jpg" xlink:type="simple" xlink:show="embed" xlink:actuate="onLoad" loext: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8"> Or with the Join in New Frame menu item in the Node menu.</text:span></text:p>
      <text:p text:style-name="P7">To remove a node from the frame use Remove from Frame.</text:p>
      <text:p text:style-name="P7"/>
      <text:p text:style-name="P7"/>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9">you can</text:span> resize<text:span text:style-name="T9"> it</text:span> by dragging one of the edges.</text:p>
      <text:p text:style-name="Text_20_body">Once a node is placed in the Frame, the Frame shrinks around <text:span text:style-name="T9">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48D682420D2E681B.png" xlink:type="simple" xlink:show="embed" xlink:actuate="onLoad" loext:mime-type="image/png"/></draw:frame>This behavior can be changed by disabling the <text:span text:style-name="Emphasis">Shrink</text:span> option in the <text:span text:style-name="T9">Item tab in the </text:span>Properties <text:span text:style-name="T9">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7">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2">Adds a reroute point that can be used to reroute connections</text:span>. <text:span text:style-name="T12">It allows just one input, but allows </text:span>multiple output connections.</text:p>
      <text:p text:style-name="Text_20_body"><text:span text:style-name="T10">To quickly add a Reroute node into an existing connection, hold </text:span><text:span text:style-name="Source_20_Text"><text:span text:style-name="T10">Shift</text:span></text:span><text:span text:style-name="T10"> and </text:span><text:span text:style-name="Source_20_Text"><text:span text:style-name="T10">Right Mouse</text:span></text:span><text:span text:style-name="Source_20_Text"><text:span text:style-name="T11"> and drag the mouse to cut through the link.</text:span></text:span><text:span text:style-name="T10"> </text:span><text:span text:style-name="T11">A new reroute node will be added.</text:span></text:p>
      <text:p text:style-name="Text_20_body"><draw:frame draw:style-name="fr3" draw:name="Bild150" text:anchor-type="paragraph" svg:x="8.197cm" svg:y="0.402cm" svg:width="7.37cm" svg:height="3.96cm" draw:z-index="2"><draw:image xlink:href="Pictures/100002010000015A000000F0FA910931B2D1E579.png" xlink:type="simple" xlink:show="embed" xlink:actuate="onLoad" loext:mime-type="image/png"/><svg:title>../../../_images/composite_node_layout_reroute.png</svg:title></draw:frame><draw:frame draw:style-name="fr2" draw:name="Bild4" text:anchor-type="paragraph" svg:y="0.344cm" svg:width="7.37cm" svg:height="3.96cm" draw:z-index="6"><draw:image xlink:href="Pictures/10000201000001B3000000EADE1C2D3A00B357EC.png" xlink:type="simple" xlink:show="embed" xlink:actuate="onLoad" loext:mime-type="image/png"/><svg:title>../../../_images/composite_node_layout_reroute.png</svg:title></draw:frame></text:p>
      <text:p text:style-name="Text_20_body"/>
      <text:p text:style-name="Text_20_body"/>
      <text:p text:style-name="Text_20_body"/>
      <text:p text:style-name="Text_20_body"/>
      <text:p text:style-name="Text_20_body"/>
      <text:p text:style-name="P8"><draw:frame draw:style-name="fr1" draw:name="Bild5" text:anchor-type="paragraph" svg:y="-0.115cm" svg:width="2.76cm" svg:height="2.84cm" draw:z-index="7"><draw:image xlink:href="Pictures/10000201000000A3000000A85762B087070ABF95.png" xlink:type="simple" xlink:show="embed" xlink:actuate="onLoad" loext:mime-type="image/png"/></draw:frame>When you exceed a specific angle amount between the reroute nodes, then the node connection becomes a sharp corner, and not longer a Bezier like soft curve.</text:p>
      <text:p text:style-name="P9"/>
      <text:h text:style-name="Heading_20_3" text:outline-level="3"><text:bookmark-start text:name="__RefHeading___Toc7066_3958101099"/>Mov<text:span text:style-name="T13">e, Rotate, Scale</text:span><text:bookmark-end text:name="__RefHeading___Toc7066_3958101099"/></text:h>
      <text:p text:style-name="P8"><draw:frame draw:style-name="fr1" draw:name="Bild6" text:anchor-type="paragraph" svg:y="-0.115cm" svg:width="4.08cm" svg:height="1.64cm" draw:z-index="8"><draw:image xlink:href="Pictures/10000201000000F100000061D48C886E5672BD15.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9f6697"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5</text:span><text:span text:style-name="MT2"> Editors - Shader Editor - Header - A</text:span><text:span text:style-name="MT5">dd</text:span><text:span text:style-name="MT2"> Menu</text:span><text:span text:style-name="MT6"> - L</text:span><text:span text:style-name="MT7">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4M16S</meta:editing-duration>
    <meta:editing-cycles>818</meta:editing-cycles>
    <meta:generator>LibreOffice/6.4.7.2$Windows_X86_64 LibreOffice_project/639b8ac485750d5696d7590a72ef1b496725cfb5</meta:generator>
    <dc:date>2020-11-20T10:23:39.188000000</dc:date>
    <meta:document-statistic meta:table-count="1" meta:image-count="9" meta:object-count="0" meta:page-count="2" meta:paragraph-count="30" meta:word-count="372" meta:character-count="1950" meta:non-whitespace-character-count="1605"/>
    <meta:template xlink:type="simple" xlink:actuate="onRequest" xlink:title="standard1cm" xlink:href="../../../AppData/Roaming/LibreOffice/4/user/template/standard1cm.ott" meta:date="2016-03-29T10:15:31.334000000"/>
  </office:meta>
</office:document-meta>
</file>